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132in" style:rel-column-width="7962*"/>
    </style:style>
    <style:style style:name="Table1.B" style:family="table-column">
      <style:table-column-properties style:column-width="5.8799in" style:rel-column-width="57573*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B1" style:family="table-cell">
      <style:table-cell-properties fo:padding="0.0382in" fo:border-left="none" fo:border-right="0.05pt solid #eeeeee" fo:border-top="0.05pt solid #eeeeee" fo:border-bottom="0.05pt solid #eeeeee"/>
    </style:style>
    <style:style style:name="Table1.A2" style:family="table-cell">
      <style:table-cell-properties style:vertical-align="middle" fo:padding="0.0382in" fo:border-left="0.05pt solid #eeeeee" fo:border-right="none" fo:border-top="none" fo:border-bottom="0.05pt solid #eeeeee"/>
    </style:style>
    <style:style style:name="Table1.B2" style:family="table-cell">
      <style:table-cell-properties fo:padding="0.0382in" fo:border-left="none" fo:border-right="0.05pt solid #eeeeee" fo:border-top="none" fo:border-bottom="0.05pt solid #eeeeee"/>
    </style:style>
    <style:style style:name="Table1.B3" style:family="table-cell">
      <style:table-cell-properties fo:padding="0.0382in" fo:border-left="none" fo:border-right="0.05pt solid #eeeeee" fo:border-top="none" fo:border-bottom="0.05pt solid #eeeeee"/>
    </style:style>
    <style:style style:name="Table1.B4" style:family="table-cell">
      <style:table-cell-properties fo:padding="0.0382in" fo:border-left="none" fo:border-right="0.05pt solid #eeeeee" fo:border-top="none" fo:border-bottom="0.05pt solid #eeeeee"/>
    </style:style>
    <style:style style:name="Table1.B5" style:family="table-cell">
      <style:table-cell-properties fo:padding="0.0382in" fo:border-left="none" fo:border-right="0.05pt solid #eeeeee" fo:border-top="none" fo:border-bottom="0.05pt solid #eeeeee"/>
    </style:style>
    <style:style style:name="Table1.B6" style:family="table-cell">
      <style:table-cell-properties fo:padding="0.0382in" fo:border-left="none" fo:border-right="0.05pt solid #eeeeee" fo:border-top="none" fo:border-bottom="0.05pt solid #eeeeee"/>
    </style:style>
    <style:style style:name="Table1.B7" style:family="table-cell">
      <style:table-cell-properties fo:padding="0.0382in" fo:border-left="none" fo:border-right="0.05pt solid #eeeeee" fo:border-top="none" fo:border-bottom="0.05pt solid #eeeeee"/>
    </style:style>
    <style:style style:name="Table1.B8" style:family="table-cell">
      <style:table-cell-properties fo:padding="0.0382in" fo:border-left="none" fo:border-right="0.05pt solid #eeeeee" fo:border-top="none" fo:border-bottom="0.05pt solid #eeeeee"/>
    </style:style>
    <style:style style:name="Table1.B9" style:family="table-cell">
      <style:table-cell-properties fo:padding="0.0382in" fo:border-left="none" fo:border-right="0.05pt solid #eeeeee" fo:border-top="none" fo:border-bottom="0.05pt solid #eeeeee"/>
    </style:style>
    <style:style style:name="Table1.B10" style:family="table-cell">
      <style:table-cell-properties fo:padding="0.0382in" fo:border-left="none" fo:border-right="0.05pt solid #eeeeee" fo:border-top="none" fo:border-bottom="0.05pt solid #eeeeee"/>
    </style:style>
    <style:style style:name="Table2" style:family="table">
      <style:table-properties style:width="5.8042in" table:align="margins"/>
    </style:style>
    <style:style style:name="Table2.A" style:family="table-column">
      <style:table-column-properties style:column-width="2.9021in" style:rel-column-width="32767*"/>
    </style:style>
    <style:style style:name="Table2.B" style:family="table-column">
      <style:table-column-properties style:column-width="2.9021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42in" table:align="margins"/>
    </style:style>
    <style:style style:name="Table3.A" style:family="table-column">
      <style:table-column-properties style:column-width="2.9021in" style:rel-column-width="32767*"/>
    </style:style>
    <style:style style:name="Table3.B" style:family="table-column">
      <style:table-column-properties style:column-width="2.9021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8042in" table:align="margins"/>
    </style:style>
    <style:style style:name="Table4.A" style:family="table-column">
      <style:table-column-properties style:column-width="2.9021in" style:rel-column-width="32767*"/>
    </style:style>
    <style:style style:name="Table4.B" style:family="table-column">
      <style:table-column-properties style:column-width="2.9021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8042in" table:align="margins"/>
    </style:style>
    <style:style style:name="Table5.A" style:family="table-column">
      <style:table-column-properties style:column-width="2.9021in" style:rel-column-width="32767*"/>
    </style:style>
    <style:style style:name="Table5.B" style:family="table-column">
      <style:table-column-properties style:column-width="2.9021in" style:rel-column-width="3276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8042in" table:align="margins"/>
    </style:style>
    <style:style style:name="Table6.A" style:family="table-column">
      <style:table-column-properties style:column-width="2.9021in" style:rel-column-width="32767*"/>
    </style:style>
    <style:style style:name="Table6.B" style:family="table-column">
      <style:table-column-properties style:column-width="2.9021in" style:rel-column-width="3276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8042in" table:align="margins"/>
    </style:style>
    <style:style style:name="Table7.A" style:family="table-column">
      <style:table-column-properties style:column-width="2.9021in" style:rel-column-width="32767*"/>
    </style:style>
    <style:style style:name="Table7.B" style:family="table-column">
      <style:table-column-properties style:column-width="2.9021in" style:rel-column-width="32768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8042in" table:align="margins"/>
    </style:style>
    <style:style style:name="Table8.A" style:family="table-column">
      <style:table-column-properties style:column-width="2.9021in" style:rel-column-width="32767*"/>
    </style:style>
    <style:style style:name="Table8.B" style:family="table-column">
      <style:table-column-properties style:column-width="2.9021in" style:rel-column-width="32768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5.8042in" table:align="margins"/>
    </style:style>
    <style:style style:name="Table9.A" style:family="table-column">
      <style:table-column-properties style:column-width="2.9021in" style:rel-column-width="32767*"/>
    </style:style>
    <style:style style:name="Table9.B" style:family="table-column">
      <style:table-column-properties style:column-width="2.9021in" style:rel-column-width="32768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5.8042in" table:align="margins"/>
    </style:style>
    <style:style style:name="Table10.A" style:family="table-column">
      <style:table-column-properties style:column-width="2.9021in" style:rel-column-width="32767*"/>
    </style:style>
    <style:style style:name="Table10.B" style:family="table-column">
      <style:table-column-properties style:column-width="2.9021in" style:rel-column-width="32768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8042in" table:align="margins"/>
    </style:style>
    <style:style style:name="Table11.A" style:family="table-column">
      <style:table-column-properties style:column-width="2.9021in" style:rel-column-width="32767*"/>
    </style:style>
    <style:style style:name="Table11.B" style:family="table-column">
      <style:table-column-properties style:column-width="2.9021in" style:rel-column-width="32768*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text-properties style:font-name="Arial" fo:font-weight="bold" officeooo:rsid="0013a527" officeooo:paragraph-rsid="0013a52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.5pt" officeooo:rsid="0013a527" officeooo:paragraph-rsid="0013a527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.5pt" fo:font-style="italic" officeooo:rsid="0013a527" officeooo:paragraph-rsid="0013a527" style:font-size-asian="10.5pt" style:font-style-asian="italic" style:font-size-complex="10.5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eab05" officeooo:paragraph-rsid="000eab05" style:font-size-asian="10pt" style:font-size-complex="10pt"/>
    </style:style>
    <style:style style:name="P5" style:family="paragraph" style:parent-style-name="Table_20_Contents">
      <style:text-properties style:font-name="Arial" fo:font-size="10pt" officeooo:rsid="000eab05" officeooo:paragraph-rsid="000eab05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0ee8a0" officeooo:paragraph-rsid="000ee8a0" style:font-size-asian="10pt" style:font-size-complex="10pt"/>
    </style:style>
    <style:style style:name="P7" style:family="paragraph" style:parent-style-name="Table_20_Contents">
      <style:text-properties style:font-name="Arial" fo:font-size="10pt" officeooo:rsid="000ee8a0" officeooo:paragraph-rsid="000ee8a0" style:font-size-asian="10pt" style:font-size-complex="10pt"/>
    </style:style>
    <style:style style:name="P8" style:family="paragraph" style:parent-style-name="Table_20_Contents">
      <style:text-properties fo:color="#0000ff" style:font-name="Arial" fo:font-size="10pt" officeooo:rsid="00116889" officeooo:paragraph-rsid="00116889" style:font-size-asian="10pt" style:font-size-complex="10pt"/>
    </style:style>
    <style:style style:name="T1" style:family="text">
      <style:text-properties officeooo:rsid="00116889"/>
    </style:style>
    <style:style style:name="T2" style:family="text">
      <style:text-properties fo:color="#0000ff"/>
    </style:style>
    <style:style style:name="T3" style:family="text">
      <style:text-properties fo:color="#0000ff" officeooo:rsid="00116889"/>
    </style:style>
    <style:style style:name="T4" style:family="text">
      <style:text-properties fo:color="#0000ff" fo:background-color="#ccff00" loext:char-shading-value="0"/>
    </style:style>
    <style:style style:name="T5" style:family="text">
      <style:text-properties fo:color="#0000ff" officeooo:rsid="00116889" fo:background-color="#cc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92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ddress</text:p>
            <text:p text:style-name="P4">(HEX)</text:p>
          </table:table-cell>
          <table:table-cell table:style-name="Table1.B1" office:value-type="string">
            <text:p text:style-name="P4">Register Operation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Write</text:p>
                </table:table-cell>
                <table:table-cell table:style-name="Table2.A1" office:value-type="string">
                  <text:p text:style-name="P4">Read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E0</text:p>
          </table:table-cell>
          <table:table-cell table:style-name="Table1.B9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Set address A15-A8 for $D600 RAM window. (LSB of sector number.)</text:p>
                </table:table-cell>
                <table:table-cell table:style-name="Table3.A1" office:value-type="string">
                  <text:p text:style-name="P7"><text:span text:style-name="T1">S</text:span>et RST- signal true (low). Resets the</text:p>
                  <text:p text:style-name="P7">SCSI/SASI bus. (RST- also true during RESET)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E1</text:p>
          </table:table-cell>
          <table:table-cell table:style-name="Table1.B9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">Set printer data and SCSI/SASI data. True logic for printer — Inverted for SCSI/SASI bus.</text:p>
                </table:table-cell>
                <table:table-cell table:style-name="Table4.A1" office:value-type="string">
                  <text:p text:style-name="P7">Read data from SCSI/SASI bus. Data is inverted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E2</text:p>
          </table:table-cell>
          <table:table-cell table:style-name="Table1.B9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7">General purpose outputs.</text:p>
                  <text:p text:style-name="P7"/>
                  <text:p text:style-name="P7">B[3..0] High RAM address,</text:p>
                  <text:p text:style-name="P7">sets address A19-A16.</text:p>
                  <text:p text:style-name="P7">B[4] 1 = Set SEL- true</text:p>
                  <text:p text:style-name="P7">B[5] 1 = Enable RAM access</text:p>
                  <text:p text:style-name="P7">B[6] 1 = Set STROBE- true</text:p>
                  <text:p text:style-name="P7">B[7] 1 = Enable Parallel IRQ</text:p>
                </table:table-cell>
                <table:table-cell table:style-name="Table5.A1" office:value-type="string">
                  <text:p text:style-name="P7">General purpose inputs.</text:p>
                  <text:p text:style-name="P7">B[0] = SASI C/D-</text:p>
                  <text:p text:style-name="P7">B[1] = SASI MSG-</text:p>
                  <text:p text:style-name="P7">B[2] = SASI I/O-</text:p>
                  <text:p text:style-name="P7">B[4] = Printer FAULT-</text:p>
                  <text:p text:style-name="P7">B[5] = SASI BUSY-</text:p>
                  <text:p text:style-name="P7">B[6] = Printer BUSY</text:p>
                  <text:p text:style-name="P7">B[7] = SASI REQ-</text:p>
                  <text:p text:style-name="P7">Also clears RST- signal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E3</text:p>
            <text:p text:style-name="P6">or</text:p>
            <text:p text:style-name="P6">$D1FF</text:p>
          </table:table-cell>
          <table:table-cell table:style-name="Table1.B9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7">Set ROM enable and bank. Only</text:p>
                  <text:p text:style-name="P7">1 bit allowed set at a time.</text:p>
                  <text:p text:style-name="P7">B[2] 1 = Disk Interface ROM</text:p>
                  <text:p text:style-name="P7">B[3] 1 = Seg 2 of setup MENU</text:p>
                  <text:p text:style-name="P7">B[4] 1 = R:/P: Handler ROM</text:p>
                  <text:p text:style-name="P7">B[5] 1 = Seg 1 of setup MENU</text:p>
                  <text:p text:style-name="P8">B[7..6] High RAM address, set address A21-A20</text:p>
                  <text:p text:style-name="P7">All bits 0 disable the ROM.</text:p>
                </table:table-cell>
                <table:table-cell table:style-name="Table6.A1" office:value-type="string">
                  <text:p text:style-name="P7">IRQ sense bits + Misc inputs.</text:p>
                  <text:p text:style-name="P7">B[0] = RS-232 DCD line</text:p>
                  <text:p text:style-name="P7">B[1] = RS-232 DSR line</text:p>
                  <text:p text:style-name="P7">B[2] = RS-232 CTS line</text:p>
                  <text:p text:style-name="P7">B[3] = Printer BUSY- IRQ</text:p>
                  <text:p text:style-name="P7">B[4] = MIO IRQ (from 6551 or</text:p>
                  <text:p text:style-name="P7">Printer BUSY- IRQ)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C0</text:p>
          </table:table-cell>
          <table:table-cell table:style-name="Table1.B9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7">Write ACIA transmit register.</text:p>
                </table:table-cell>
                <table:table-cell table:style-name="Table7.A1" office:value-type="string">
                  <text:p text:style-name="P7">Read ACIA receive register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C1</text:p>
          </table:table-cell>
          <table:table-cell table:style-name="Table1.B9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Perform a programmed RESET on ACIA (data is "don't care").</text:p>
                </table:table-cell>
                <table:table-cell table:style-name="Table8.A1" office:value-type="string">
                  <text:p text:style-name="P7">Read Status register (resets IRQ).</text:p>
                  <text:p text:style-name="P7">B[0] 1 = Parity error</text:p>
                  <text:p text:style-name="P7">B[1] 1 = Framing error</text:p>
                  <text:p text:style-name="P7">B[2] 1 = Overrun has occurred</text:p>
                  <text:p text:style-name="P7">B[3] 1 = Receiver reg. full</text:p>
                  <text:p text:style-name="P7">B[4] 1 = Transmitter empty</text:p>
                  <text:p text:style-name="P7">B[7] 1 = IRQ occurred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C2</text:p>
          </table:table-cell>
          <table:table-cell table:style-name="Table1.B9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Write ACIA command register.</text:p>
                </table:table-cell>
                <table:table-cell table:style-name="Table9.A1" office:value-type="string">
                  <text:p text:style-name="P7">Read ACIA command register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1C3</text:p>
          </table:table-cell>
          <table:table-cell table:style-name="Table1.B9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7">Write ACIA control register.</text:p>
                </table:table-cell>
                <table:table-cell table:style-name="Table10.A1" office:value-type="string">
                  <text:p text:style-name="P7">Read ACIA control register.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6">$D6xx</text:p>
          </table:table-cell>
          <table:table-cell table:style-name="Table1.B10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7">Write RAM. High address <text:span text:style-name="T4">A</text:span><text:span text:style-name="T5">21</text:span><text:span text:style-name="T4">-A8</text:span> selected</text:p>
                  <text:p text:style-name="P7">by $D1E0/$D1E2/<text:span text:style-name="T1">$</text:span><text:span text:style-name="T3">D1E3</text:span></text:p>
                </table:table-cell>
                <table:table-cell table:style-name="Table11.A1" office:value-type="string">
                  <text:p text:style-name="P7">Read RAM. High address <text:span text:style-name="T4">A</text:span><text:span text:style-name="T5">21</text:span><text:span text:style-name="T4">-A8</text:span></text:p>
                  <text:p text:style-name="P7">selected by $D1E0/D1E2/<text:span text:style-name="T1">$</text:span><text:span text:style-name="T3">D1E3</text:span><text:span text:style-name="T2">.</text:span></text:p>
                </table:table-cell>
              </table:table-row>
            </table:table>
            <text:p text:style-name="P5"/>
          </table:table-cell>
        </table:table-row>
      </table:table>
      <text:p text:style-name="Standard"/>
      <text:p text:style-name="P1">Addressing the RAM</text:p>
      <text:p text:style-name="P1"/>
      <text:p text:style-name="P2">The MIO standard <text:span text:style-name="T7">board </text:span>can access up to 1 Megabyte of RAM which takes 20 bits to address. Address bits A19-A16 are set from writing to the latch at $D1E2, bits A15-A8 are set from writing to the latch at</text:p>
      <text:p text:style-name="P2">$D1E0, and bits A7-A0 are CPU address lines A7-A0 when reading/writing $D6xx. Thus there are up</text:p>
      <text:p text:style-name="P2">to 4096 "pages" of memory that may appear at the $D6xx window.</text:p>
      <text:p text:style-name="P3">The <text:span text:style-name="T6">DUO MIO </text:span>board add two extra bits for addressing up to 4 Megabyte of RAM which takes 22 bits to address <text:span text:style-name="T7">(A20-A21)</text:span>. Those extra bits are at $D1E3 or $D1FF, bits 6/7.</text:p>
      <text:p text:style-name="P2">In order to access the memory, it must first be enabled by setting $D1E2 bit 5 to "1" (this also turns</text:p>
      <text:p text:style-name="P2">on the MIO's red LED <text:span text:style-name="T7">and the DUO MIO’s amber LED</text:span>). It is generally a good idea to leave the RAM disabled while not using it in</text:p>
      <text:p text:style-name="P2">case of a system crash (which could inadvertently write in the $D6xx window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3:54:29.416623679</meta:creation-date>
    <dc:date>2019-01-19T14:32:15.895953048</dc:date>
    <meta:editing-duration>PT17M6S</meta:editing-duration>
    <meta:editing-cycles>4</meta:editing-cycles>
    <meta:generator>LibreOffice/5.1.6.2$Linux_PowerPC LibreOffice_project/10m0$Build-2</meta:generator>
    <meta:document-statistic meta:table-count="11" meta:image-count="0" meta:object-count="0" meta:page-count="1" meta:paragraph-count="78" meta:word-count="475" meta:character-count="2485" meta:non-whitespace-character-count="2087"/>
  </office:meta>
</office:document-meta>
</file>